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仿宋_GB2312" svg:font-family="仿宋_GB2312" style:font-family-generic="roman" style:font-pitch="variable"/>
    <style:font-face style:name="方正小标宋简体" svg:font-family="方正小标宋简体" style:font-family-generic="roman" style:font-pitch="variable"/>
    <style:font-face style:name="黑体" svg:font-family="黑体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仿宋_GB23121" svg:font-family="仿宋_GB2312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小标宋简体1" svg:font-family="方正小标宋简体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表格1" style:family="table">
      <style:table-properties style:width="17.78cm" fo:margin-left="0cm" fo:margin-top="0cm" fo:margin-bottom="0cm" table:align="left" style:writing-mode="lr-tb"/>
    </style:style>
    <style:style style:name="表格1.A" style:family="table-column">
      <style:table-column-properties style:column-width="2.529cm"/>
    </style:style>
    <style:style style:name="表格1.B" style:family="table-column">
      <style:table-column-properties style:column-width="4.905cm"/>
    </style:style>
    <style:style style:name="表格1.C" style:family="table-column">
      <style:table-column-properties style:column-width="2.447cm"/>
    </style:style>
    <style:style style:name="表格1.D" style:family="table-column">
      <style:table-column-properties style:column-width="4.362cm"/>
    </style:style>
    <style:style style:name="表格1.E" style:family="table-column">
      <style:table-column-properties style:column-width="3.537cm"/>
    </style:style>
    <style:style style:name="表格1.1" style:family="table-row">
      <style:table-row-properties style:min-row-height="1.189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2" style:family="table-row">
      <style:table-row-properties style:min-row-height="1.092cm" fo:keep-together="auto"/>
    </style:style>
    <style:style style:name="表格1.3" style:family="table-row">
      <style:table-row-properties style:min-row-height="1.162cm" fo:keep-together="auto"/>
    </style:style>
    <style:style style:name="表格1.4" style:family="table-row">
      <style:table-row-properties style:min-row-height="1.129cm" fo:keep-together="auto"/>
    </style:style>
    <style:style style:name="表格1.5" style:family="table-row">
      <style:table-row-properties style:min-row-height="1.259cm" fo:keep-together="auto"/>
    </style:style>
    <style:style style:name="表格1.6" style:family="table-row">
      <style:table-row-properties style:min-row-height="2.223cm" fo:keep-together="auto"/>
    </style:style>
    <style:style style:name="表格1.A6" style:family="table-cell">
      <style:table-cell-properties fo:padding-left="0.191cm" fo:padding-right="0.191cm" fo:padding-top="0cm" fo:padding-bottom="0cm" fo:border="0.5pt solid #000000"/>
    </style:style>
    <style:style style:name="表格1.C6" style:family="table-cell">
      <style:table-cell-properties fo:padding-left="0.191cm" fo:padding-right="0.191cm" fo:padding-top="0cm" fo:padding-bottom="0cm" fo:border="0.5pt solid #000000"/>
    </style:style>
    <style:style style:name="表格1.7" style:family="table-row">
      <style:table-row-properties style:min-row-height="2.522cm" fo:keep-together="auto"/>
    </style:style>
    <style:style style:name="表格1.A7" style:family="table-cell">
      <style:table-cell-properties fo:padding-left="0.191cm" fo:padding-right="0.191cm" fo:padding-top="0cm" fo:padding-bottom="0cm" fo:border="0.5pt solid #000000"/>
    </style:style>
    <style:style style:name="表格1.8" style:family="table-row">
      <style:table-row-properties style:min-row-height="2.917cm" fo:keep-together="auto"/>
    </style:style>
    <style:style style:name="表格1.A8" style:family="table-cell">
      <style:table-cell-properties fo:padding-left="0.191cm" fo:padding-right="0.191cm" fo:padding-top="0cm" fo:padding-bottom="0cm" fo:border="0.5pt solid #000000"/>
    </style:style>
    <style:style style:name="表格1.9" style:family="table-row">
      <style:table-row-properties style:min-row-height="2.983cm" fo:keep-together="auto"/>
    </style:style>
    <style:style style:name="表格1.A9" style:family="table-cell">
      <style:table-cell-properties fo:padding-left="0.191cm" fo:padding-right="0.191cm" fo:padding-top="0cm" fo:padding-bottom="0cm" fo:border="0.5pt solid #000000"/>
    </style:style>
    <style:style style:name="表格1.10" style:family="table-row">
      <style:table-row-properties style:min-row-height="3.044cm" fo:keep-together="auto"/>
    </style:style>
    <style:style style:name="表格1.A10" style:family="table-cell">
      <style:table-cell-properties fo:padding-left="0.191cm" fo:padding-right="0.191cm" fo:padding-top="0cm" fo:padding-bottom="0cm" fo:border="0.5pt solid #000000"/>
    </style:style>
    <style:style style:name="表格1.11" style:family="table-row">
      <style:table-row-properties style:min-row-height="1.898cm" fo:keep-together="auto"/>
    </style:style>
    <style:style style:name="表格1.A1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仿宋_GB2312" fo:font-size="12pt" style:font-name-asian="仿宋_GB23121" style:font-size-asian="12pt" style:font-name-complex="仿宋_GB2312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仿宋_GB2312" fo:font-size="12pt" style:font-name-asian="仿宋_GB23121" style:font-size-asian="12pt" style:font-name-complex="仿宋_GB23121" style:font-size-complex="12pt"/>
    </style:style>
    <style:style style:name="P3" style:family="paragraph" style:parent-style-name="Standard" style:master-page-name="Standard">
      <style:paragraph-properties style:page-number="auto"/>
      <style:text-properties style:font-name="黑体" fo:font-size="16pt" style:letter-kerning="false" style:font-name-asian="黑体1" style:font-size-asian="16pt" style:font-name-complex="黑体1" style:font-size-complex="16pt" style:font-weight-complex="bold"/>
    </style:style>
    <style:style style:name="P4" style:family="paragraph" style:parent-style-name="Standard">
      <style:text-properties style:font-name="仿宋_GB2312" fo:font-size="12pt" style:font-name-asian="仿宋_GB23121" style:font-size-asian="12pt" style:font-name-complex="仿宋_GB2312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仿宋_GB2312" fo:font-size="12pt" style:font-name-asian="仿宋_GB23121" style:font-size-asian="12pt" style:font-name-complex="仿宋_GB23121" style:font-size-complex="12pt"/>
    </style:style>
    <style:style style:name="P6" style:family="paragraph" style:parent-style-name="Standard">
      <style:paragraph-properties fo:line-height="150%"/>
      <style:text-properties style:font-name="仿宋_GB2312" fo:font-size="12pt" style:font-name-asian="仿宋_GB23121" style:font-size-asian="12pt" style:font-name-complex="仿宋_GB2312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仿宋_GB2312" fo:font-size="12pt" officeooo:rsid="00099a25" officeooo:paragraph-rsid="00099a25" style:font-name-asian="仿宋_GB23121" style:font-size-asian="12pt" style:font-name-complex="仿宋_GB23121" style:font-size-complex="12pt"/>
    </style:style>
    <style:style style:name="P8" style:family="paragraph" style:parent-style-name="Standard">
      <style:text-properties style:font-name="仿宋_GB2312" fo:font-size="12pt" officeooo:rsid="000ab5c7" officeooo:paragraph-rsid="000ab5c7" style:font-name-asian="仿宋_GB23121" style:font-size-asian="12pt" style:font-name-complex="仿宋_GB23121" style:font-size-complex="12pt"/>
    </style:style>
    <style:style style:name="P9" style:family="paragraph" style:parent-style-name="Standard">
      <style:text-properties style:font-name="仿宋_GB2312" fo:font-size="12pt" officeooo:paragraph-rsid="000ab5c7" style:font-name-asian="仿宋_GB23121" style:font-size-asian="12pt" style:font-name-complex="仿宋_GB23121" style:font-size-complex="12pt"/>
    </style:style>
    <style:style style:name="P10" style:family="paragraph" style:parent-style-name="Standard">
      <style:text-properties style:font-name="仿宋_GB2312" fo:font-size="12pt" officeooo:paragraph-rsid="000ab5c9" style:font-name-asian="仿宋_GB23121" style:font-size-asian="12pt" style:font-name-complex="仿宋_GB23121" style:font-size-complex="12pt"/>
    </style:style>
    <style:style style:name="P11" style:family="paragraph" style:parent-style-name="Standard">
      <style:text-properties style:font-name="仿宋_GB2312" fo:font-size="12pt" officeooo:paragraph-rsid="000cc6a9" style:font-name-asian="仿宋_GB23121" style:font-size-asian="12pt" style:font-name-complex="仿宋_GB23121" style:font-size-complex="12pt"/>
    </style:style>
    <style:style style:name="T1" style:family="text">
      <style:text-properties fo:font-size="16pt" style:letter-kerning="false" style:font-name-asian="方正小标宋简体1" style:font-size-asian="16pt" style:font-size-complex="16pt" style:font-weight-complex="bold"/>
    </style:style>
    <style:style style:name="T2" style:family="text">
      <style:text-properties style:font-name="方正小标宋简体" fo:font-size="16pt" style:letter-kerning="false" style:font-name-asian="方正小标宋简体1" style:font-size-asian="16pt" style:font-name-complex="方正小标宋简体1" style:font-size-complex="16pt" style:font-weight-complex="bold"/>
    </style:style>
    <style:style style:name="T3" style:family="text">
      <style:text-properties officeooo:rsid="00099a25"/>
    </style:style>
    <style:style style:name="T4" style:family="text">
      <style:text-properties officeooo:rsid="000a8c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附件2</text:p>
      <text:p text:style-name="Standard"><text:span text:style-name="T1">2025-2026</text:span><text:span text:style-name="T2">学年海洋科学与工程学院主要学生骨干岗位申请表</text:span><text:bookmark text:name="_GoBack"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2">姓 <text:s/>名</text:p>
          </table:table-cell>
          <table:table-cell table:style-name="表格1.A1" office:value-type="string">
            <text:p text:style-name="P2">邵琪越</text:p>
          </table:table-cell>
          <table:table-cell table:style-name="表格1.A1" office:value-type="string">
            <text:p text:style-name="P2">性 <text:s/>别</text:p>
          </table:table-cell>
          <table:table-cell table:style-name="表格1.A1" office:value-type="string">
            <text:p text:style-name="P2">女</text:p>
          </table:table-cell>
          <table:table-cell table:style-name="表格1.A1" table:number-rows-spanned="4" office:value-type="string">
            <text:p text:style-name="P2">照片</text:p>
          </table:table-cell>
        </table:table-row>
        <table:table-row table:style-name="表格1.2">
          <table:table-cell table:style-name="表格1.A1" office:value-type="string">
            <text:p text:style-name="P2">院系班级</text:p>
          </table:table-cell>
          <table:table-cell table:style-name="表格1.A1" office:value-type="string">
            <text:p text:style-name="P2">港航<text:span text:style-name="T3">242</text:span></text:p>
          </table:table-cell>
          <table:table-cell table:style-name="表格1.A1" office:value-type="string">
            <text:p text:style-name="P2">学 <text:s/>号</text:p>
          </table:table-cell>
          <table:table-cell table:style-name="表格1.A1" office:value-type="string">
            <text:p text:style-name="P7">202410414064</text:p>
          </table:table-cell>
          <table:covered-table-cell/>
        </table:table-row>
        <table:table-row table:style-name="表格1.3">
          <table:table-cell table:style-name="表格1.A1" office:value-type="string">
            <text:p text:style-name="P2">出生年月</text:p>
          </table:table-cell>
          <table:table-cell table:style-name="表格1.A1" office:value-type="string">
            <text:p text:style-name="P7">2006.3.2</text:p>
          </table:table-cell>
          <table:table-cell table:style-name="表格1.A1" office:value-type="string">
            <text:p text:style-name="P2">籍 <text:s/>贯</text:p>
          </table:table-cell>
          <table:table-cell table:style-name="表格1.A1" office:value-type="string">
            <text:p text:style-name="P2">浙江绍兴</text:p>
          </table:table-cell>
          <table:covered-table-cell/>
        </table:table-row>
        <table:table-row table:style-name="表格1.4">
          <table:table-cell table:style-name="表格1.A1" office:value-type="string">
            <text:p text:style-name="P2">联系方式</text:p>
          </table:table-cell>
          <table:table-cell table:style-name="表格1.A1" office:value-type="string">
            <text:p text:style-name="P7">13967581233</text:p>
          </table:table-cell>
          <table:table-cell table:style-name="表格1.A1" office:value-type="string">
            <text:p text:style-name="P2">电子邮箱</text:p>
          </table:table-cell>
          <table:table-cell table:style-name="表格1.A1" office:value-type="string">
            <text:p text:style-name="P2"/>
          </table:table-cell>
          <table:covered-table-cell/>
        </table:table-row>
        <table:table-row table:style-name="表格1.5">
          <table:table-cell table:style-name="表格1.A1" office:value-type="string">
            <text:p text:style-name="P2">政治面貌</text:p>
          </table:table-cell>
          <table:table-cell table:style-name="表格1.A1" office:value-type="string">
            <text:p text:style-name="P8">群众</text:p>
          </table:table-cell>
          <table:table-cell table:style-name="表格1.A1" office:value-type="string">
            <text:p text:style-name="P2">特 <text:s/>长</text:p>
          </table:table-cell>
          <table:table-cell table:style-name="表格1.A1" table:number-columns-spanned="2" office:value-type="string">
            <text:p text:style-name="P1">平面设计，模型涂装，声乐表演，软笔书法</text:p>
          </table:table-cell>
          <table:covered-table-cell/>
        </table:table-row>
        <table:table-row table:style-name="表格1.6">
          <table:table-cell table:style-name="表格1.A6" table:number-columns-spanned="2" office:value-type="string">
            <text:p text:style-name="P1">现任职务：文艺部干事</text:p>
          </table:table-cell>
          <table:covered-table-cell/>
          <table:table-cell table:style-name="表格1.C6" table:number-columns-spanned="3" office:value-type="string">
            <text:p text:style-name="P1">申请的组织及职务：</text:p>
            <text:p text:style-name="P6">1.第一志愿：文艺部部长</text:p>
            <text:p text:style-name="P6">2.第二志愿：文化活动部部长</text:p>
            <text:p text:style-name="P6">3.第三志愿：</text:p>
          </table:table-cell>
          <table:covered-table-cell/>
          <table:covered-table-cell/>
        </table:table-row>
        <table:table-row table:style-name="表格1.7">
          <table:table-cell table:style-name="表格1.A7" table:number-columns-spanned="5" office:value-type="string">
            <text:p text:style-name="P1">大学开始所任职务及任职时间：</text:p>
            <text:p text:style-name="P1">文艺部干事 <text:s/>大一上下册。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8" table:number-columns-spanned="5" office:value-type="string">
            <text:p text:style-name="P9">曾组织或统筹过的活动、曾负责过的工作：</text:p>
            <text:p text:style-name="P9">世界水日奖品采购与问答卡片制做</text:p>
            <text:p text:style-name="P9">世界水日志愿者</text:p>
            <text:p text:style-name="P9">校园开放日宣传图设计</text:p>
            <text:p text:style-name="P9">合唱团专场的节目单，喷绘设计</text:p>
            <text:p text:style-name="P9">合唱团专场部分节目的灯光安排</text:p>
            <text:p text:style-name="P9">新生晚会的舞美布置以及过场舞台剧的剧本大纲撰写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表格1.9">
          <table:table-cell table:style-name="表格1.A9" table:number-columns-spanned="5" office:value-type="string">
            <text:p text:style-name="P1">申请该职位的理由：有相关活动的参与，组织经验。同时参加了校合唱团，可以在联动时起到一个桥梁的作用。希望在成为部长后继续锻炼自身，提高海科文艺部的工作办事效率，并打造出相应的海科特色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5" office:value-type="string">
            <text:p text:style-name="P10">对申请部门的发展构想：</text:p>
            <text:p text:style-name="P10">组织整理出策划案，计划书的统一格式模板。</text:p>
            <text:p text:style-name="P10">让三个部长的职责分工更明确预防尸位素餐。 </text:p>
            <text:p text:style-name="P10">提高文艺部办事效率，增加文艺部在相关活动中的主动性，加强执行者与决策者之间的沟通，使好的想法能够落实。</text:p>
            <text:p text:style-name="P11">在大型活动中更好地联动合唱团等校艺术团，增加各方面信息意见的交流使艺术团表演与活动主题有机结合。</text:p>
            <text:p text:style-name="P11">让五四歌会等活动的普通学生合唱节目不只是齐唱，利用自身乐理知识以及经验，增加相关文娱表演的专业性。</text:p>
          </table:table-cell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5" office:value-type="string">
            <text:p text:style-name="P1">大学上学期的学习成绩排名（在本专业内所占比例）： <text:s text:c="5"/>（目前有无挂科情况 □有 □无）</text:p>
            <text:p text:style-name="P1"/>
            <text:p text:style-name="P1">□前25％ <text:s text:c="8"/>□前26％至50％ <text:s text:c="7"/>□前51％至75％ <text:s text:c="8"/>□前76％至100％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仿宋_GB2312" svg:font-family="仿宋_GB2312" style:font-family-generic="roman" style:font-pitch="variable"/>
    <style:font-face style:name="方正小标宋简体" svg:font-family="方正小标宋简体" style:font-family-generic="roman" style:font-pitch="variable"/>
    <style:font-face style:name="黑体" svg:font-family="黑体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仿宋_GB23121" svg:font-family="仿宋_GB2312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小标宋简体1" svg:font-family="方正小标宋简体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宋体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false" style:font-name-asian="宋体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font-size="10.5pt" style:letter-kerning="tru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padding-left="0.141cm" fo:padding-right="0.141cm" fo:padding-top="0.035cm" fo:padding-bottom="0.035cm" fo:border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49cm" fo:margin-bottom="2.251cm" fo:margin-left="2.752cm" fo:margin-right="2.498cm" style:writing-mode="lr-tb" style:layout-grid-color="#c0c0c0" style:layout-grid-lines="46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姓名：</dc:title>
    <meta:initial-creator>Administrator</meta:initial-creator>
    <meta:editing-cycles>9</meta:editing-cycles>
    <meta:print-date>2017-05-23T08:37:00</meta:print-date>
    <meta:creation-date>2024-05-13T09:40:00</meta:creation-date>
    <dc:date>2025-05-12T21:14:05.457000000</dc:date>
    <meta:editing-duration>PT38M58S</meta:editing-duration>
    <meta:generator>Trio_Office/6.2.8.2$Windows_x86 LibreOffice_project/</meta:generator>
    <meta:document-statistic meta:table-count="1" meta:image-count="0" meta:object-count="0" meta:page-count="2" meta:paragraph-count="45" meta:word-count="621" meta:character-count="718" meta:non-whitespace-character-count="670"/>
    <meta:user-defined meta:name="AppVersion">16.0000</meta:user-defined>
    <meta:user-defined meta:name="DocSecurity" meta:value-type="float">0</meta:user-defined>
    <meta:user-defined meta:name="HiddenSlides" meta:value-type="float">0</meta:user-defined>
    <meta:user-defined meta:name="HyperlinksChanged" meta:value-type="boolean">false</meta:user-defined>
    <meta:user-defined meta:name="ICV" meta:value-type="string">A710C89BE6BC4EAAAF8116EB320B7420_13</meta:user-defined>
    <meta:user-defined meta:name="KSOProductBuildVer" meta:value-type="string">2052-12.1.0.16729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  <meta:template xlink:type="simple" xlink:actuate="onRequest" xlink:title="Normal.wpt" xlink:href=""/>
  </office:meta>
</office:document-meta>
</file>